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a1dc0" officeooo:paragraph-rsid="001a1dc0" style:font-size-asian="18pt" style:font-size-complex="18pt"/>
    </style:style>
    <style:style style:name="P3" style:family="paragraph" style:parent-style-name="Standard">
      <style:text-properties fo:font-size="18pt" officeooo:rsid="001d019e" officeooo:paragraph-rsid="001d019e" style:font-size-asian="18pt" style:font-size-complex="18pt"/>
    </style:style>
    <style:style style:name="P4" style:family="paragraph" style:parent-style-name="Standard">
      <style:text-properties fo:font-size="18pt" officeooo:rsid="001d8a54" officeooo:paragraph-rsid="001d8a54" style:font-size-asian="18pt" style:font-size-complex="18pt"/>
    </style:style>
    <style:style style:name="P5" style:family="paragraph" style:parent-style-name="Standard">
      <style:text-properties fo:font-size="18pt" officeooo:rsid="001d8a54" officeooo:paragraph-rsid="001d8a54" fo:background-color="#ff0000" style:font-size-asian="18pt" style:font-size-complex="18pt"/>
    </style:style>
    <style:style style:name="P6" style:family="paragraph" style:parent-style-name="Standard">
      <style:text-properties fo:font-size="18pt" officeooo:rsid="001d8a54" officeooo:paragraph-rsid="001d019e" fo:background-color="#ff0000" style:font-size-asian="18pt" style:font-size-complex="18pt"/>
    </style:style>
    <style:style style:name="P7" style:family="paragraph" style:parent-style-name="Standard">
      <style:text-properties fo:font-size="18pt" officeooo:rsid="001d8a54" officeooo:paragraph-rsid="001d8a54" style:font-size-asian="18pt" style:font-size-complex="18pt"/>
    </style:style>
    <style:style style:name="P8" style:family="paragraph" style:parent-style-name="Standard">
      <style:text-properties fo:font-size="18pt" officeooo:rsid="001da10b" officeooo:paragraph-rsid="001da10b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da10b" officeooo:paragraph-rsid="001da10b" style:font-size-asian="18pt" style:font-size-complex="18pt"/>
    </style:style>
    <style:style style:name="P10" style:family="paragraph" style:parent-style-name="Standard">
      <style:text-properties fo:font-size="18pt" officeooo:rsid="001a1dc0" officeooo:paragraph-rsid="001a1dc0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a1dc0" officeooo:paragraph-rsid="001a1dc0" style:font-size-asian="18pt" style:font-size-complex="18pt"/>
    </style:style>
    <style:style style:name="P12" style:family="paragraph" style:parent-style-name="Standard">
      <style:text-properties fo:font-size="18pt" officeooo:rsid="001ed953" officeooo:paragraph-rsid="001ed953" style:font-size-asian="18pt" style:font-size-complex="18pt"/>
    </style:style>
    <style:style style:name="T1" style:family="text">
      <style:text-properties officeooo:rsid="0016d7da"/>
    </style:style>
    <style:style style:name="T2" style:family="text">
      <style:text-properties officeooo:rsid="0018ad80"/>
    </style:style>
    <style:style style:name="T3" style:family="text">
      <style:text-properties officeooo:rsid="001ac5a0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6d7da" fo:background-color="#ff0000" loext:char-shading-value="0"/>
    </style:style>
    <style:style style:name="T6" style:family="text">
      <style:text-properties officeooo:rsid="0018ad80" fo:background-color="#ff0000" loext:char-shading-value="0"/>
    </style:style>
    <style:style style:name="T7" style:family="text">
      <style:text-properties officeooo:rsid="001ac5a0" fo:background-color="#ff0000" loext:char-shading-value="0"/>
    </style:style>
    <style:style style:name="T8" style:family="text">
      <style:text-properties officeooo:rsid="001f0de2" fo:background-color="#ff0000" loext:char-shading-value="0"/>
    </style:style>
    <style:style style:name="T9" style:family="text">
      <style:text-properties officeooo:rsid="001b7966"/>
    </style:style>
    <style:style style:name="T10" style:family="text">
      <style:text-properties officeooo:rsid="001d8a54"/>
    </style:style>
    <style:style style:name="T11" style:family="text">
      <style:text-properties officeooo:rsid="001da10b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da10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<text:span text:style-name="T1">it学习：</text:span></text:p>
      <text:p text:style-name="P1"/>
      <text:p text:style-name="P1">１．初始化一个<text:span text:style-name="T1">git仓库，使用</text:span><text:span text:style-name="T5">git init</text:span><text:span text:style-name="T1">命令。</text:span></text:p>
      <text:p text:style-name="P1">添加一个文件到<text:span text:style-name="T1">git仓库，分两步：</text:span></text:p>
      <text:p text:style-name="P1"><text:tab/><text:tab/>１．使用命令<text:span text:style-name="T5">git add&lt;file&gt; </text:span><text:span text:style-name="T1">可以多次使用添加多个文件</text:span></text:p>
      <text:p text:style-name="P1"><text:tab/><text:tab/>２．使用命令<text:span text:style-name="T5">git commit -m </text:span><text:span text:style-name="T1">“命令说明”　完成</text:span></text:p>
      <text:p text:style-name="P1"><text:tab/> <text:s text:c="4"/>每次<text:span text:style-name="T9">git commit之后都可以生成一个40位１６进制的commit id</text:span></text:p>
      <text:p text:style-name="P1"/>
      <text:p text:style-name="P1">要随时掌握工作区的状态，使用<text:span text:style-name="T6">git status</text:span><text:span text:style-name="T2">命令。</text:span></text:p>
      <text:p text:style-name="P1">如果<text:span text:style-name="T2">git status告诉你有文件被修改过，使用</text:span><text:span text:style-name="T6">git diff</text:span><text:span text:style-name="T2">可以查看修改内容 <text:s text:c="6"/>git diff 只能看到git add之前的修改　而且如果新添加文件的话git diff也是看不到的。</text:span></text:p>
      <text:p text:style-name="P1"/>
      <text:p text:style-name="P2">HEAD指向的版本就是当前版本，因此git允许我们在版本的历史之间穿梭，使用命令<text:span text:style-name="T4">git reset --hard commit_id</text:span>可以回到任意版本　使用命令<text:span text:style-name="T4">git reset –h</text:span><text:span text:style-name="T8">ar</text:span><text:span text:style-name="T4">d HEAD^</text:span>可以回到上一个版本　　　穿梭前可以使用<text:span text:style-name="T4">git log</text:span>查看提交历史，使用<text:span text:style-name="T4">git log –pretty=oneline</text:span>可以简略显示。</text:p>
      <text:p text:style-name="P2"/>
      <text:p text:style-name="P2">要返回未来　用<text:span text:style-name="T7">git reflog</text:span><text:span text:style-name="T3">查看命令历史 也可以显示出commit_id　以便确定要回到未来哪个版本</text:span></text:p>
      <text:p text:style-name="P2"/>
      <text:p text:style-name="P3"><text:span text:style-name="T4">git checkout --&lt;file&gt; <text:s/></text:span>可以丢弃工作区的修改（即在git add之前的修改）</text:p>
      <text:p text:style-name="P3"/>
      <text:p text:style-name="P3"><text:span text:style-name="T4">git reset HEAD file </text:span>可以把暂存区的修改撤销掉，重新放回工作区</text:p>
      <text:p text:style-name="P3"/>
      <text:p text:style-name="P3">如果不小心删除了文件，只要文件已经commit，则可以使用<text:span text:style-name="T4">git checkout – &lt;file&gt;</text:span>撤销删除</text:p>
      <text:p text:style-name="P3"/>
      <text:p text:style-name="P3"><text:soft-page-break/>将本地仓库与<text:span text:style-name="T10">GitHub关联：</text:span></text:p>
      <text:p text:style-name="P3"><text:tab/>在本地仓库中：</text:p>
      <text:p text:style-name="P6">git remote add origin git@github.com:wjxcsu/github仓库名.git</text:p>
      <text:p text:style-name="P4">这样可以将本地仓库与远程仓库关联</text:p>
      <text:p text:style-name="P4"><text:tab/>再：</text:p>
      <text:p text:style-name="P5">git push -u origin master</text:p>
      <text:p text:style-name="P4">把本地仓库推送到远程　实际上是把当前分支master推送到远程</text:p>
      <text:p text:style-name="P4"/>
      <text:p text:style-name="P4"/>
      <text:p text:style-name="P4">克隆远程仓库：</text:p>
      <text:p text:style-name="P4"><text:tab/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wjxcsu/远程仓库名.git</text:span></text:p>
      <text:p text:style-name="P4"><text:span text:style-name="T4"/></text:p>
      <text:p text:style-name="P8">分支管理：</text:p>
      <text:p text:style-name="P8"><text:tab/><text:tab/> 创建分支并且切换到分支<text:span text:style-name="T12">dev:git checkout -d dev</text:span> </text:p>
      <text:p text:style-name="P2"><text:tab/><text:tab/><text:tab/>相当于：</text:p>
      <text:p text:style-name="P2"><text:tab/><text:tab/><text:tab/><text:tab/><text:tab/><text:span text:style-name="T13">git branch dev</text:span></text:p>
      <text:p text:style-name="P11"><text:tab/><text:tab/><text:tab/><text:tab/><text:tab/><text:span text:style-name="T13">git checkout dev</text:span></text:p>
      <text:p text:style-name="P9"><text:span text:style-name="T12"/></text:p>
      <text:p text:style-name="P8">使用 <text:tab/><text:span text:style-name="T12">git branch </text:span>列出所有的分支<text:tab/>当前分支前会有一个<text:span text:style-name="T12">*</text:span>号</text:p>
      <text:p text:style-name="P12">使用<text:span text:style-name="T12">git checkou</text:span>t 分支名　可以进行分支切换</text:p>
      <text:p text:style-name="P12"><text:tab/><text:span text:style-name="T12">git merge 分支名　</text:span>：可以进行分支的合并</text:p>
      <text:p text:style-name="P12"><text:span text:style-name="T12">git branch -d 分支名</text:span>　可以删除分支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39:15.747958246</meta:creation-date>
    <dc:date>2015-10-05T16:58:34.957032920</dc:date>
    <meta:editing-duration>PT12H3M10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2" meta:paragraph-count="31" meta:word-count="566" meta:character-count="1050" meta:non-whitespace-character-count="933"/>
  </office:meta>
</office:document-meta>
</file>